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Standard_20__28_user_29_">
      <style:paragraph-properties fo:margin-left="0cm" fo:margin-right="0cm" fo:text-indent="1.27cm" style:auto-text-indent="false"/>
    </style:style>
    <style:style style:name="P7" style:family="paragraph" style:parent-style-name="Standard_20__28_user_29_">
      <style:paragraph-properties fo:margin-left="1.27cm" fo:margin-right="0cm" fo:text-indent="1.27cm" style:auto-text-indent="false"/>
    </style:style>
    <style:style style:name="P8" style:family="paragraph" style:parent-style-name="Standard_20__28_user_29_">
      <style:paragraph-properties fo:margin-left="2.54cm" fo:margin-right="0cm" fo:text-indent="0.064cm" style:auto-text-indent="false"/>
    </style:style>
    <style:style style:name="P9" style:family="paragraph" style:parent-style-name="Standard_20__28_user_29_">
      <style:paragraph-properties fo:margin-top="0cm" fo:margin-bottom="0.353cm" loext:contextual-spacing="false"/>
    </style:style>
    <style:style style:name="P10" style:family="paragraph" style:parent-style-name="List_20_Paragraph">
      <style:paragraph-properties fo:text-align="justify" style:justify-single-word="false"/>
    </style:style>
    <style:style style:name="P11" style:family="paragraph" style:parent-style-name="List_20_Paragraph">
      <style:text-properties officeooo:paragraph-rsid="001ea80a"/>
    </style:style>
    <style:style style:name="P12" style:family="paragraph" style:parent-style-name="List_20_Paragraph">
      <style:paragraph-properties fo:margin-left="5.08cm" fo:margin-right="0cm" fo:text-indent="0cm" style:auto-text-indent="false"/>
    </style:style>
    <style:style style:name="P13" style:family="paragraph" style:parent-style-name="List_20_Paragraph">
      <style:paragraph-properties fo:margin-left="1.97cm" fo:margin-right="0cm" fo:text-indent="0cm" style:auto-text-indent="false"/>
    </style:style>
    <style:style style:name="P14" style:family="paragraph" style:parent-style-name="List_20_Paragraph">
      <style:paragraph-properties fo:margin-left="0cm" fo:margin-right="0cm" fo:text-indent="0cm" style:auto-text-indent="false"/>
    </style:style>
    <style:style style:name="P15" style:family="paragraph" style:parent-style-name="HTML_20_Preformatted">
      <loext:graphic-properties draw:fill="solid" draw:fill-color="#ffffff"/>
      <style:paragraph-properties fo:background-color="#ffffff" style:vertical-align="baseline"/>
    </style:style>
    <style:style style:name="P16"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17" style:family="paragraph" style:parent-style-name="HTML_20_Preformatted">
      <loext:graphic-properties draw:fill="solid" draw:fill-color="#ffffff"/>
      <style:paragraph-properties fo:background-color="#ffffff" style:vertical-align="baseline"/>
      <style:text-properties style:font-name="Calibri2"/>
    </style:style>
    <style:style style:name="P18" style:family="paragraph" style:parent-style-name="Heading_20_1" style:master-page-name="Standard">
      <style:paragraph-properties fo:margin-top="0.847cm" fo:margin-bottom="0cm" loext:contextual-spacing="false" style:page-number="auto"/>
    </style:style>
    <style:style style:name="P19" style:family="paragraph" style:parent-style-name="Standard_20__28_user_29_">
      <style:text-properties style:text-position="super 58%"/>
    </style:style>
    <style:style style:name="P20" style:family="paragraph" style:parent-style-name="Standard_20__28_user_29_">
      <style:text-properties fo:font-weight="bold" style:font-weight-asian="bold" style:font-weight-complex="bold"/>
    </style:style>
    <style:style style:name="P21" style:family="paragraph" style:parent-style-name="List_20_Paragraph" style:list-style-name="WWNum1"/>
    <style:style style:name="P22" style:family="paragraph" style:parent-style-name="List_20_Paragraph">
      <style:text-properties fo:font-size="15pt" fo:font-weight="bold" style:font-size-asian="15pt" style:font-weight-asian="bold" style:font-size-complex="15pt" style:font-weight-complex="bold"/>
    </style:style>
    <style:style style:name="P23" style:family="paragraph" style:parent-style-name="List_20_Paragraph">
      <style:text-properties style:text-underline-style="solid" style:text-underline-width="auto" style:text-underline-color="font-color" fo:font-weight="bold" style:font-weight-asian="bold" style:font-weight-complex="bold"/>
    </style:style>
    <style:style style:name="P24" style:family="paragraph" style:parent-style-name="List_20_Paragraph" style:list-style-name="WWNum3"/>
    <style:style style:name="P25" style:family="paragraph" style:parent-style-name="List_20_Paragraph" style:list-style-name="WWNum4"/>
    <style:style style:name="P2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27"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ssignments on variables expressions and statements</text:h>
      <text:list xml:id="list3636929080" text:style-name="WWNum1">
        <text:list-item>
          <text:p text:style-name="P21">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19">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4"><text:span text:style-name="T11">24.</text:span>Given an age, figure out whether someone's a baby, toddler, child, teenager, adult or old codger.</text:p>
      <text:p text:style-name="P14"><text:span text:style-name="T11">24.</text:span>Take two number a,b from the user and check whether a is divisible by b or not</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6">'''</text:p>
      <text:p text:style-name="P7">Menu:</text:p>
      <text:p text:style-name="P7">1. windows</text:p>
      <text:p text:style-name="P7">2. Linux</text:p>
      <text:p text:style-name="P7">3. Mac</text:p>
      <text:p text:style-name="P7"><text:soft-page-break/>4. quit</text:p>
      <text:p text:style-name="P7">'''</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1"><text:span text:style-name="T11">45. </text:span>Find the sum of all the multiples of 3 or 5 below 1000</text:p>
      <text:p text:style-name="P11"><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hird occurrence of given substring</text:p>
      <text:p text:style-name="List_20_Paragraph"><text:span text:style-name="T11">49. </text:span>find out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1">52. </text:span>names <text:s/>="emp1,emp2,emp3,emp4" iterate through the employee names.</text:p>
      <text:p text:style-name="List_20_Paragraph"><text:soft-page-break/><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pan text:style-name="T11">59. </text:span>Take a element from the user and find out how many times the <text:s/>element occurred in given list</text:p>
      <text:p text:style-name="List_20_Paragraph"><text:soft-page-break/><text:span text:style-name="T11">60. </text:span>Take a element from the user and find out how many number of occurrences are there in given tuple</text:p>
      <text:p text:style-name="P10"><text:span text:style-name="T11">61. </text:span>Reverse the string without effecting the special symbols. It involves three variations. Write code for three variations.</text:p>
      <text:p text:style-name="P15"><text:span text:style-name="T13"><text:s text:c="10"/>62</text:span><text:span text:style-name="T12">.Input: abc123,#$45def6%$^789$%^, output: </text:span><text:span text:style-name="T4">$%^987%$^6fed54,#$321cba</text:span></text:p>
      <text:p text:style-name="P17"><text:span text:style-name="T3"><text:s text:c="9"/>63</text:span><text:span text:style-name="T2">.Input:</text:span> <text:span text:style-name="T2">abc123,#$45def6%$^789$%^, output: 9876fe,#$d54321%$^cba$%^</text:span></text:p>
      <text:p text:style-name="P17"><text:span text:style-name="T3"><text:s text:c="9"/>64</text:span><text:span text:style-name="T2">.</text:span>Inout: <text:span text:style-name="T2">"123,#$456%$^789$%^", Output: </text:span><text:bookmark text:name="_GoBack"/><text:span text:style-name="T2">321,#$654%$^987$%^</text:span></text:p>
      <text:p text:style-name="P16"/>
      <text:p text:style-name="P12"/>
      <text:p text:style-name="P22">FUNCTIONS:</text:p>
      <text:p text:style-name="P14"><text:span text:style-name="T5"><text:tab/></text:span><text:span text:style-name="T6">65. </text:span>rewrite above assignments by functions. Can use string functions to solve the string related assignments</text:p>
      <text:p text:style-name="P2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text:soft-page-break/>example: act="python is a pure object oriented programing language"</text:p>
      <text:p text:style-name="List_20_Paragraph"><text:span text:style-name="T14">78.</text:span>check whether “pure” is there in act or not.</text:p>
      <text:p text:style-name="List_20_Paragraph">Note: Use in operator</text:p>
      <text:p text:style-name="P13"/>
      <text:p text:style-name="P23">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oft-page-break/><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oft-page-break/><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14">116. take the number of employees count from the user and ask the inputs required for the bmi for each and every person. The result should be like below</text:p>
      <text:p text:style-name="P14">empid:{“weight:”,”height”:,”age”:,”bmi”:0.9,”result”:”+ve”}</text:p>
      <text:h text:style-name="Heading_20_1" text:outline-level="1"><text:soft-page-break/>FILES</text:h>
      <text:p text:style-name="List_20_Paragraph">copy 1 file content in to another file(Take the source and destination file path from the user)</text:p>
      <text:p text:style-name="List_20_Paragraph">Show the below menu to the user:</text:p>
      <text:list xml:id="list1838312079" text:style-name="WWNum2">
        <text:list-item>
          <text:p text:style-name="P27">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8">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oft-page-break/><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7">115,118,119,122 should complete with the database also</text:span></text:p>
      <text:h text:style-name="Heading_20_1" text:outline-level="1"><text:s text:c="5"/>OOPS</text:h>
      <text:p text:style-name="Standard_20__28_user_29_"><text:s text:c="5"/></text:p>
      <text:p text:style-name="List_20_Paragraph"><text:s/>Write a class(DB) program to create a table, insert values, update values, delete values of the table.</text:p>
      <text:p text:style-name="P6">All database operations code write in a file(db_operations.py) and call these operations in another file( app.py).</text:p>
      <text:p text:style-name="P6">In app.py create instance of the DB class and call all the methods by passing some data.</text:p>
      <text:p text:style-name="P6"><text:soft-page-break/>Note: if you don’t have knowledge on db operations then write for file operations.</text:p>
      <text:p text:style-name="Standard_20__28_user_29_"/>
      <text:p text:style-name="List_20_Paragraph"><text:s/>write a program to do registration.</text:p>
      <text:p text:style-name="Standard_20__28_user_29_"><text:s text:c="5"/><text:tab/><text:tab/>Write a methods in a class DB to open database connection and insert details in to database table.</text:p>
      <text:p text:style-name="P7">Write a Model parent class and implement a create method. Call a database insert method into the create <text:s/>method. Write child class person for Model and override method create method and call the parent(Model) class create method in the child(person)</text:p>
      <text:p text:style-name="P6">create an instance of person class and call the create method.</text:p>
      <text:p text:style-name="Standard_20__28_user_29_"/>
      <text:p text:style-name="List_20_Paragraph"><text:s/>create a user defined datatype, and provide functionalities of addition substraction and multiplication. Create three instances(obj1,obj2,obj3) and print an output of obj1+obj2+obj3, obj1-obj2-obj3, obj1*obj2*obj3 <text:s/></text:p>
      <text:p text:style-name="Standard_20__28_user_29_"/>
      <text:p text:style-name="List_20_Paragraph">addition, substraction, multiplication operations are not supported by dictionary. Write a program to provide addition, substraction, and <text:s/>multiplication operations to dictionary. Write your own definition for operations.</text:p>
      <text:p text:style-name="Standard_20__28_user_29_"/>
      <text:p text:style-name="List_20_Paragraph">write a class that can create only one object. IF create one more object then it should written existing object but not new. Create three instances and print id’s of the instances. All the id’s should show same address.</text:p>
      <text:p text:style-name="Standard_20__28_user_29_"/>
      <text:p text:style-name="List_20_Paragraph"><text:s/>implement class method and instance method and static method in a class with an example. Create a instance and call all the methods. Write down what is class method and instance method and static method.</text:p>
      <text:p text:style-name="Standard_20__28_user_29_"/>
      <text:p text:style-name="List_20_Paragraph">write a class program to demonstrate method overloading in python using below scenario.</text:p>
      <text:p text:style-name="Standard_20__28_user_29_"><text:s text:c="5"/><text:tab/>Write a class and constructor to create an instances like below</text:p>
      <text:p text:style-name="Standard_20__28_user_29_"><text:soft-page-break/><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4152287998" text:style-name="WWNum3">
        <text:list-item>
          <text:p text:style-name="P24">.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text:soft-page-break/>"[{'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2794053018" text:style-name="WWNum4">
        <text:list-item>
          <text:p text:style-name="P25">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text:soft-page-break/>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oft-page-break/><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20">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soft-page-break/><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9"><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2-23T09:44:04.481684484</dc:date>
    <meta:editing-cycles>13</meta:editing-cycles>
    <meta:editing-duration>PT1H52M44S</meta:editing-duration>
    <meta:generator>LibreOffice/6.0.7.3$Linux_X86_64 LibreOffice_project/00m0$Build-3</meta:generator>
    <meta:document-statistic meta:table-count="0" meta:image-count="0" meta:object-count="0" meta:page-count="19" meta:paragraph-count="381" meta:word-count="3737" meta:character-count="22952" meta:non-whitespace-character-count="189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